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vertical-align="middle" draw:auto-grow-height="false" fo:min-height="0.749cm" fo:min-width="0.499cm"/>
    </style:style>
    <style:style style:name="gr4" style:family="graphic" style:parent-style-name="standard">
      <style:graphic-properties draw:marker-start="" draw:marker-start-width="0.3cm" draw:marker-end="Arrow_20_concave" draw:marker-end-width="0.3cm"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985cm" svg:height="3.175cm" svg:x="5.446cm" svg:y="9.89cm">
          <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3" draw:id="id3" draw:layer="layout" svg:width="3.175cm" svg:height="2.54cm" svg:x="1.001cm" svg:y="9.89cm">
          <text:p text:style-name="P1"><text:span text:style-name="T1">&lt;contacts&gt;</text:span></text:p>
          <text:p text:style-name="P1"><text:span text:style-name="T1"><text:s text:c="3"/></text:span><text:span text:style-name="T1">&lt;contact&gt;</text:span></text:p>
          <text:p text:style-name="P2"><text:span text:style-name="T1"><text:s text:c="6"/></text:span><text:span text:style-name="T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draw:id="id2" draw:layer="layout" svg:width="3.175cm" svg:height="1.905cm" svg:x="13.7cm" svg:y="10.525cm">
          <text:p text:style-name="P1"><text:span text:style-name="T1">content.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id="id1" draw:layer="layout" svg:width="3.175cm" svg:height="1.905cm" svg:x="7.35cm" svg:y="10.525cm">
          <text:p text:style-name="P1">forma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1" draw:layer="layout" draw:type="curve" svg:x1="10.525cm" svg:y1="11.477cm" svg:x2="13.7cm" svg:y2="11.477cm" draw:start-shape="id1" draw:end-shape="id2" draw:end-glue-point="5" svg:d="m10525 11477h3175">
          <text:p/>
        </draw:connector>
        <draw:connector draw:style-name="gr4" draw:text-style-name="P1" draw:layer="layout" draw:type="curve" svg:x1="4.176cm" svg:y1="11.16cm" svg:x2="7.35cm" svg:y2="11.477cm" draw:start-shape="id3" draw:end-shape="id1" svg:d="m4176 11160c2380 0 794 317 3174 31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25T15:49:05</meta:creation-date>
    <dc:date>2009-04-25T22:14:40</dc:date>
    <meta:editing-duration>PT06H25M36S</meta:editing-duration>
    <meta:editing-cycles>2</meta:editing-cycles>
    <meta:generator>OpenOffice.org/3.0$Unix OpenOffice.org_project/300m15$Build-9379</meta:generator>
    <meta:document-statistic meta:object-count="6"/>
    <meta:user-defined meta:name="Info 1"/>
    <meta:user-defined meta:name="Info 2"/>
    <meta:user-defined meta:name="Info 3"/>
    <meta:user-defined meta:name="Info 4"/>
  </office:meta>
</office:document-meta>
</file>